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a6caa" officeooo:paragraph-rsid="001a6caa"/>
    </style:style>
    <style:style style:name="T1" style:family="text">
      <style:text-properties officeooo:rsid="001e9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servations</text:p>
      <text:p text:style-name="P1">- Known effect of pollution on particular crabs</text:p>
      <text:p text:style-name="P1">- average size of species</text:p>
      <text:p text:style-name="P1"/>
      <text:p text:style-name="P1">Assumptions</text:p>
      <text:p text:style-name="P1">- Same sex (All males / Females)</text:p>
      <text:p text:style-name="P1">- similar food sources in each inle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2:14:42.510887538</meta:creation-date>
    <dc:date>2022-04-26T13:05:04.980398118</dc:date>
    <meta:editing-duration>PT50M22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6" meta:word-count="29" meta:character-count="163" meta:non-whitespace-character-count="140"/>
  </office:meta>
</office:document-meta>
</file>